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elle1" style:family="table">
      <style:table-properties style:width="5.292cm" fo:margin-left="-0.026cm" fo:margin-top="0cm" fo:margin-bottom="0cm" table:align="left" style:writing-mode="lr-tb"/>
    </style:style>
    <style:style style:name="Tabelle1.A" style:family="table-column">
      <style:table-column-properties style:column-width="2.048cm"/>
    </style:style>
    <style:style style:name="Tabelle1.B" style:family="table-column">
      <style:table-column-properties style:column-width="3.242cm"/>
    </style:style>
    <style:style style:name="Tabelle1.1" style:family="table-row">
      <style:table-row-properties style:keep-together="true" fo:keep-together="auto"/>
    </style:style>
    <style:style style:name="Tabelle1.A1" style:family="table-cell">
      <style:table-cell-properties style:vertical-align="middle" fo:padding="0.026cm" fo:border="none"/>
    </style:style>
    <style:style style:name="Tabelle2" style:family="table">
      <style:table-properties style:width="17.773cm" fo:margin-left="-0.191cm" fo:margin-top="0cm" fo:margin-bottom="0cm" table:align="left" style:writing-mode="lr-tb"/>
    </style:style>
    <style:style style:name="Tabelle2.A" style:family="table-column">
      <style:table-column-properties style:column-width="3.515cm"/>
    </style:style>
    <style:style style:name="Tabelle2.B" style:family="table-column">
      <style:table-column-properties style:column-width="3.413cm"/>
    </style:style>
    <style:style style:name="Tabelle2.C" style:family="table-column">
      <style:table-column-properties style:column-width="2.528cm"/>
    </style:style>
    <style:style style:name="Tabelle2.D" style:family="table-column">
      <style:table-column-properties style:column-width="2.473cm"/>
    </style:style>
    <style:style style:name="Tabelle2.E" style:family="table-column">
      <style:table-column-properties style:column-width="1.681cm"/>
    </style:style>
    <style:style style:name="Tabelle2.F" style:family="table-column">
      <style:table-column-properties style:column-width="2.348cm"/>
    </style:style>
    <style:style style:name="Tabelle2.G" style:family="table-column">
      <style:table-column-properties style:column-width="1.813cm"/>
    </style:style>
    <style:style style:name="Tabelle2.1" style:family="table-row">
      <style:table-row-properties style:min-row-height="2.194cm" style:keep-together="true" fo:keep-together="auto"/>
    </style:style>
    <style:style style:name="Tabelle2.A1" style:family="table-cell">
      <style:table-cell-properties fo:padding-left="0.191cm" fo:padding-right="0.191cm" fo:padding-top="0cm" fo:padding-bottom="0cm" fo:border="0.018cm solid #00000a"/>
    </style:style>
    <style:style style:name="Tabelle2.2" style:family="table-row">
      <style:table-row-properties style:min-row-height="0.75cm" style:keep-together="true" fo:keep-together="auto"/>
    </style:style>
    <style:style style:name="Tabelle2.3" style:family="table-row">
      <style:table-row-properties style:min-row-height="1.464cm" style:keep-together="true" fo:keep-together="auto"/>
    </style:style>
    <style:style style:name="Tabelle2.4" style:family="table-row">
      <style:table-row-properties style:min-row-height="1.482cm" style:keep-together="true" fo:keep-together="auto"/>
    </style:style>
    <style:style style:name="Tabelle2.B4" style:family="table-cell" style:data-style-name="N37">
      <style:table-cell-properties fo:padding-left="0.191cm" fo:padding-right="0.191cm" fo:padding-top="0cm" fo:padding-bottom="0cm" fo:border="0.018cm solid #00000a"/>
    </style:style>
    <style:style style:name="P1" style:family="paragraph" style:parent-style-name="Standard">
      <style:text-properties fo:color="#000000" style:font-name="Calibri" fo:language="en" fo:country="GB" style:font-name-asian="Times New Roman" style:language-asian="de" style:country-asian="DE" style:font-name-complex="Calibri1"/>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4pt" fo:language="en" fo:country="GB" style:font-size-asian="14pt" style:font-size-complex="14pt"/>
    </style:style>
    <style:style style:name="P5" style:family="paragraph" style:parent-style-name="Standard">
      <style:text-properties fo:font-size="14pt" fo:language="en" fo:country="GB" style:text-underline-style="solid" style:text-underline-width="auto" style:text-underline-color="font-color" style:font-size-asian="14pt" style:font-size-complex="14pt"/>
    </style:style>
    <style:style style:name="P6" style:family="paragraph" style:parent-style-name="Standard">
      <style:paragraph-properties fo:margin-top="0cm" fo:margin-bottom="0cm" fo:line-height="100%"/>
    </style:style>
    <style:style style:name="P7" style:family="paragraph" style:parent-style-name="Standard">
      <style:paragraph-properties fo:margin-top="0cm" fo:margin-bottom="0cm" fo:line-height="100%"/>
      <style:text-properties fo:font-size="14pt" fo:language="en" fo:country="GB" style:font-size-asian="14pt" style:font-size-complex="14pt"/>
    </style:style>
    <style:style style:name="P8" style:family="paragraph" style:parent-style-name="Standard" style:master-page-name="Standard">
      <style:paragraph-properties fo:text-align="center" style:justify-single-word="false" style:page-number="auto"/>
    </style:style>
    <style:style style:name="P9" style:family="paragraph" style:parent-style-name="HTML_20_Preformatted">
      <style:paragraph-properties style:line-height-at-least="0.953cm"/>
    </style:style>
    <style:style style:name="T1" style:family="text">
      <style:text-properties fo:font-size="18pt" fo:language="en" fo:country="GB" fo:font-weight="bold" style:font-size-asian="18pt" style:font-weight-asian="bold" style:font-size-complex="18pt" style:font-weight-complex="bold"/>
    </style:style>
    <style:style style:name="T2" style:family="text">
      <style:text-properties fo:color="#000000" style:font-name="Calibri" style:font-name-asian="Times New Roman" style:language-asian="de" style:country-asian="DE" style:font-name-complex="Calibri1"/>
    </style:style>
    <style:style style:name="T3" style:family="text">
      <style:text-properties fo:color="#000000" style:font-name="Calibri" fo:language="en" fo:country="GB" style:font-name-asian="Times New Roman" style:language-asian="de" style:country-asian="DE" style:font-name-complex="Calibri1"/>
    </style:style>
    <style:style style:name="T4" style:family="text">
      <style:text-properties fo:color="#000000" style:font-name="Calibri" fo:font-size="14pt" fo:language="en" fo:country="GB" style:text-underline-style="solid" style:text-underline-width="auto" style:text-underline-color="font-color" style:font-name-asian="Times New Roman" style:font-size-asian="14pt" style:language-asian="de" style:country-asian="DE" style:font-name-complex="Calibri1" style:font-size-complex="14pt"/>
    </style:style>
    <style:style style:name="T5" style:family="text">
      <style:text-properties style:font-name="Calibri" fo:font-size="14pt" fo:language="en" fo:country="GB" style:font-size-asian="14pt" style:language-asian="en" style:country-asian="US" style:font-name-complex="F" style:font-size-complex="14pt"/>
    </style:style>
    <style:style style:name="T6" style:family="text">
      <style:text-properties style:font-name="Calibri" fo:font-size="14pt" fo:language="en" fo:country="GB" style:text-underline-style="solid" style:text-underline-width="auto" style:text-underline-color="font-color" style:font-size-asian="14pt" style:language-asian="en" style:country-asian="US" style:font-name-complex="F" style:font-size-complex="14pt"/>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ize="14pt" style:font-size-asian="14pt" style:font-size-complex="14pt"/>
    </style:style>
    <style:style style:name="T10" style:family="text">
      <style:text-properties fo:font-size="14pt" fo:language="en" fo:country="GB" style:font-size-asian="14pt" style:font-size-complex="14pt"/>
    </style:style>
    <style:style style:name="T11" style:family="text">
      <style:text-properties fo:font-size="14pt" fo:language="en" fo:country="GB" style:text-underline-style="solid" style:text-underline-width="auto" style:text-underline-color="font-color" style:font-size-asian="14pt" style:font-size-complex="14pt"/>
    </style:style>
    <style:style style:name="T12" style:family="text">
      <style:text-properties fo:font-size="14pt" fo:language="en" fo:country="GB" fo:font-weight="bold" style:font-size-asian="14pt" style:font-weight-asian="bold" style:font-size-complex="14pt" style:font-weight-complex="bold"/>
    </style:style>
    <style:style style:name="T13" style:family="text">
      <style:text-properties fo:font-size="14pt" style:text-underline-style="solid" style:text-underline-width="auto" style:text-underline-color="font-color" style:font-size-asian="14pt" style:font-size-complex="14pt"/>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Morchella angusticeps</text:span></text:p>
      <text:p text:style-name="P6"><text:span text:style-name="T3">The Black Morel, The Conic Morel, Peck´s Morel, schwarze Morchel</text:span></text:p>
      <text:p text:style-name="P1"/>
      <table:table table:name="Tabelle1" table:style-name="Tabelle1">
        <table:table-column table:style-name="Tabelle1.A"/>
        <table:table-column table:style-name="Tabelle1.B"/>
        <table:table-row table:style-name="Tabelle1.1">
          <table:table-cell table:style-name="Tabelle1.A1" office:value-type="string">
            <text:p text:style-name="Standard">Kingdom: </text:p>
          </table:table-cell>
          <table:table-cell table:style-name="Tabelle1.A1" office:value-type="string">
            <text:p text:style-name="Standard"><text:a xlink:type="simple" xlink:href="https://en.wikipedia.org/wiki/Fungus" text:style-name="Internet_20_link" text:visited-style-name="Visited_20_Internet_20_Link">Fungi</text:a> </text:p>
          </table:table-cell>
        </table:table-row>
        <table:table-row table:style-name="Tabelle1.1">
          <table:table-cell table:style-name="Tabelle1.A1" office:value-type="string">
            <text:p text:style-name="Standard">Division: </text:p>
          </table:table-cell>
          <table:table-cell table:style-name="Tabelle1.A1" office:value-type="string">
            <text:p text:style-name="Standard"><text:a xlink:type="simple" xlink:href="https://en.wikipedia.org/wiki/Ascomycota" text:style-name="Internet_20_link" text:visited-style-name="Visited_20_Internet_20_Link">Ascomycota</text:a> </text:p>
          </table:table-cell>
        </table:table-row>
        <table:table-row table:style-name="Tabelle1.1">
          <table:table-cell table:style-name="Tabelle1.A1" office:value-type="string">
            <text:p text:style-name="Standard">Class: </text:p>
          </table:table-cell>
          <table:table-cell table:style-name="Tabelle1.A1" office:value-type="string">
            <text:p text:style-name="Standard"><text:a xlink:type="simple" xlink:href="https://en.wikipedia.org/wiki/Pezizomycetes" text:style-name="Internet_20_link" text:visited-style-name="Visited_20_Internet_20_Link">Pezizomycetes</text:a> </text:p>
          </table:table-cell>
        </table:table-row>
        <table:table-row table:style-name="Tabelle1.1">
          <table:table-cell table:style-name="Tabelle1.A1" office:value-type="string">
            <text:p text:style-name="Standard">Order: </text:p>
          </table:table-cell>
          <table:table-cell table:style-name="Tabelle1.A1" office:value-type="string">
            <text:p text:style-name="Standard"><text:a xlink:type="simple" xlink:href="https://en.wikipedia.org/wiki/Pezizales" text:style-name="Internet_20_link" text:visited-style-name="Visited_20_Internet_20_Link">Pezizales</text:a> </text:p>
          </table:table-cell>
        </table:table-row>
        <table:table-row table:style-name="Tabelle1.1">
          <table:table-cell table:style-name="Tabelle1.A1" office:value-type="string">
            <text:p text:style-name="Standard">Family: </text:p>
          </table:table-cell>
          <table:table-cell table:style-name="Tabelle1.A1" office:value-type="string">
            <text:p text:style-name="Standard"><text:a xlink:type="simple" xlink:href="https://en.wikipedia.org/wiki/Morchellaceae" text:style-name="Internet_20_link" text:visited-style-name="Visited_20_Internet_20_Link">Morchellaceae</text:a> </text:p>
          </table:table-cell>
        </table:table-row>
        <table:table-row table:style-name="Tabelle1.1">
          <table:table-cell table:style-name="Tabelle1.A1" office:value-type="string">
            <text:p text:style-name="Standard">Genus: </text:p>
          </table:table-cell>
          <table:table-cell table:style-name="Tabelle1.A1" office:value-type="string">
            <text:p text:style-name="Standard"><text:a xlink:type="simple" xlink:href="https://en.wikipedia.org/wiki/Morchella" text:style-name="Internet_20_link" text:visited-style-name="Visited_20_Internet_20_Link"><text:span text:style-name="T7">Morchella</text:span></text:a> </text:p>
          </table:table-cell>
        </table:table-row>
        <table:table-row table:style-name="Tabelle1.1">
          <table:table-cell table:style-name="Tabelle1.A1" office:value-type="string">
            <text:p text:style-name="Standard">Species: </text:p>
          </table:table-cell>
          <table:table-cell table:style-name="Tabelle1.A1" office:value-type="string">
            <text:p text:style-name="Standard"><text:span text:style-name="T8">M. angusticeps</text:span></text:p>
          </table:table-cell>
        </table:table-row>
        <table:table-row table:style-name="Tabelle1.1">
          <table:table-cell table:style-name="Tabelle1.A1" office:value-type="string">
            <text:p text:style-name="Standard">Ecology</text:p>
          </table:table-cell>
          <table:table-cell table:style-name="Tabelle1.A1" office:value-type="string">
            <text:p text:style-name="P2"/>
          </table:table-cell>
        </table:table-row>
      </table:table>
      <text:p text:style-name="P1"/>
      <text:p text:style-name="Standard"><text:span text:style-name="T11">Genus: </text:span></text:p>
      <text:p text:style-name="Standard"><text:span text:style-name="T11">Identification: </text:span></text:p>
      <text:p text:style-name="Standard"><text:span text:style-name="T11">Smell:</text:span><text:span text:style-name="T10"> Mycelium pleasant, smelling liked crushed, fresh Morel mushrooms. After transferring each jar of grain spawn, I am compelled to deeply inhale the residual gases still within each container (a sure symptom of a Morel addict).</text:span></text:p>
      <text:p text:style-name="Standard"><text:span text:style-name="T11">Taste:</text:span><text:span text:style-name="T10"> A superb edible, this mushroom should be well cooked as many individuals are sensitive to it in the raw state. Morels work well in stir-fries and in a wide range of preparations. Please refer to the recipes in</text:span></text:p>
      <text:p text:style-name="Standard"><text:span text:style-name="T11">CapA honeycombed, ribbed species with black edges, the cap is typically conical shaped, measuring 2–6 cm wide × 2–8 cm high</text:span></text:p>
      <text:p text:style-name="Standard"><text:span text:style-name="T11">Gills</text:span><text:span text:style-name="T10">: </text:span></text:p>
      <text:p text:style-name="Standard"><text:span text:style-name="T11">Stem:</text:span><text:span text:style-name="T10"> Stem white, hollow, with a granular texture, measuring 5–12 cm long by 2–4 cm thick. White mycelium is attached to the base of the stem.</text:span></text:p>
      <text:p text:style-name="Standard"><text:span text:style-name="T11">Flesh</text:span><text:span text:style-name="T10">: </text:span></text:p>
      <text:p text:style-name="Standard"><text:span text:style-name="T11">Veil:</text:span><text:span text:style-name="T10"> </text:span></text:p>
      <text:p text:style-name="Standard"><text:span text:style-name="T11">Spores/microscopic features:</text:span><text:span text:style-name="T10"> Spores light creamy brown, 24–28 × 12–14 µ, ellipsoid and smooth, forming 8 at a time in sac-like cells called asci. Mycelia typically multinucleate, with frequent side branching at maturity, clustering and swelling into micro-sclerotia that conglomerate into larger forms</text:span></text:p>
      <text:p text:style-name="Standard"><text:soft-page-break/><text:span text:style-name="T11">Growing Characteristic:</text:span><text:span text:style-name="T10"> </text:span></text:p>
      <text:p text:style-name="P9"><text:span text:style-name="T6">Natural habitat:</text:span><text:span text:style-name="T5"> Widely distributed throughout the temperate regions of the world Common in the spring in a variety of habitats, particularly in sandy soils of mixed woods along rivers, in burned areas (1 to 2 years after burning), and less frequently in conifer forests. On the West Coast of North America, this mushroom is commonly found in newly laid wood chips (“beauty bark”). The Black Morels can be found in burnt grounds the first 2 years after a fire. In the Pacific Northwest, Black Morels are also found directly underneath cottonwoods and neglected apple trees. David Arora notes that along coastal California, Morels can be found throughout the year, although they are more frequent in the spring (Arora 1986). In general, fall fruitings are rare and </text:span><text:bookmark text:name="page424"/><text:span text:style-name="T5">unpredictable. In Colorado’s Front Range, just outside of Denver, Morels are a spring mushroom, but in the mountains around Telluride, Black Morels can be occasionally found in August, under spruce.</text:span></text:p>
      <text:p text:style-name="Text_20_body"><text:bookmark text:name="fig446"/></text:p>
      <text:p text:style-name="P9"><text:span text:style-name="T5"/></text:p>
      <text:p text:style-name="P9"><text:span text:style-name="T6">Danger of confusion:</text:span><text:span text:style-name="T5"> </text:span></text:p>
      <text:p text:style-name="P4"/>
      <text:p text:style-name="Standard"><text:span text:style-name="T11">Mycelial Characteristic:</text:span><text:span text:style-name="T10"> </text:span><text:span text:style-name="T11">Mycelium at first fine, divergent, fast-running, nonaerial and initially gray, soon thickening becoming gray-brown, with young clones developing numerous brown with orangish to golden nodules, which I call </text:span><text:a xlink:type="simple" xlink:href="javascript:void(0)" text:style-name="Internet_20_link" text:visited-style-name="Visited_20_Internet_20_Link">“micro-sclerotia.”</text:a><text:span text:style-name="T11">. As the mycelium matures, the nutrified agar media becomes stained dark brown. (By viewing the petri dish cultures from underneath, the staining of the medium is clearly seen.) As cultures overmature, the mycelium resembles a squirrel’s fur. When the mycelium is implanted into unsterilized wood chips, powdery gray mildew forms on the surface. This asexual stage, resembling oidia, has been been classified as </text:span><text:bookmark text:name="ind400a"/><text:span text:style-name="Emphasis"><text:span text:style-name="T11">Costantinella cristata</text:span></text:span><text:span text:style-name="T11">. I do not see this form on agar or grain media.</text:span></text:p>
      <text:p text:style-name="P4"/>
      <text:p text:style-name="Standard"><text:span text:style-name="T12">Growing:</text:span></text:p>
      <text:p text:style-name="Standard"><text:soft-page-break/><text:span text:style-name="T11">Agar Culture Media:MYA, MYPA, PDYA, and OMYA</text:span></text:p>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row table:style-name="Tabelle2.1">
          <table:table-cell table:style-name="Tabelle2.A1" office:value-type="string">
            <text:p text:style-name="P6"><text:span text:style-name="T11">Growth Parameters</text:span></text:p>
          </table:table-cell>
          <table:table-cell table:style-name="Tabelle2.A1" office:value-type="string">
            <text:p text:style-name="P6"><text:span text:style-name="T12">Temperature °C</text:span></text:p>
          </table:table-cell>
          <table:table-cell table:style-name="Tabelle2.A1" office:value-type="string">
            <text:p text:style-name="P6"><text:span text:style-name="T12">Relative Humidity %</text:span></text:p>
          </table:table-cell>
          <table:table-cell table:style-name="Tabelle2.A1" office:value-type="string">
            <text:p text:style-name="P6"><text:span text:style-name="T12">Duration</text:span></text:p>
            <text:p text:style-name="P6"><text:span text:style-name="T12">d</text:span></text:p>
          </table:table-cell>
          <table:table-cell table:style-name="Tabelle2.A1" office:value-type="string">
            <text:p text:style-name="P6"><text:span text:style-name="T12">CO2</text:span></text:p>
            <text:p text:style-name="P6"><text:span text:style-name="T12">ppm</text:span></text:p>
          </table:table-cell>
          <table:table-cell table:style-name="Tabelle2.A1" office:value-type="string">
            <text:p text:style-name="P6"><text:span text:style-name="T12">Fresh Air Excange</text:span></text:p>
            <text:p text:style-name="P6"><text:span text:style-name="T12">Per hour</text:span></text:p>
          </table:table-cell>
          <table:table-cell table:style-name="Tabelle2.A1" office:value-type="string">
            <text:p text:style-name="P6"><text:span text:style-name="T12">Light</text:span></text:p>
            <text:p text:style-name="P6"><text:span text:style-name="T12">lux</text:span></text:p>
          </table:table-cell>
        </table:table-row>
        <table:table-row table:style-name="Tabelle2.2">
          <table:table-cell table:style-name="Tabelle2.A1" office:value-type="string">
            <text:p text:style-name="P6"><text:span text:style-name="T12">Spawn Run</text:span></text:p>
          </table:table-cell>
          <table:table-cell table:style-name="Tabelle2.A1" office:value-type="string">
            <text:p text:style-name="P6"><text:span text:style-name="T10">21-24</text:span></text:p>
          </table:table-cell>
          <table:table-cell table:style-name="Tabelle2.A1" office:value-type="string">
            <text:p text:style-name="P6"><text:span text:style-name="T10">100</text:span></text:p>
          </table:table-cell>
          <table:table-cell table:style-name="Tabelle2.A1" office:value-type="string">
            <text:p text:style-name="P6"><text:span text:style-name="T10">10-14</text:span></text:p>
          </table:table-cell>
          <table:table-cell table:style-name="Tabelle2.A1" office:value-type="string">
            <text:p text:style-name="P6"><text:span text:style-name="T10">&gt;5000</text:span></text:p>
          </table:table-cell>
          <table:table-cell table:style-name="Tabelle2.A1" office:value-type="string">
            <text:p text:style-name="P6"><text:span text:style-name="T10">0-1</text:span></text:p>
          </table:table-cell>
          <table:table-cell table:style-name="Tabelle2.A1" office:value-type="string">
            <text:p text:style-name="P6"><text:span text:style-name="T10">-</text:span></text:p>
          </table:table-cell>
        </table:table-row>
        <table:table-row table:style-name="Tabelle2.3">
          <table:table-cell table:style-name="Tabelle2.A1" office:value-type="string">
            <text:p text:style-name="P6"><text:span text:style-name="T12">Primodia Formation</text:span></text:p>
          </table:table-cell>
          <table:table-cell table:style-name="Tabelle2.A1" office:value-type="string">
            <text:p text:style-name="P6"><text:span text:style-name="T10">16-22</text:span></text:p>
          </table:table-cell>
          <table:table-cell table:style-name="Tabelle2.A1" office:value-type="string">
            <text:p text:style-name="P6"><text:span text:style-name="T10">90-100</text:span></text:p>
          </table:table-cell>
          <table:table-cell table:style-name="Tabelle2.A1" office:value-type="string">
            <text:p text:style-name="P7">20–30</text:p>
          </table:table-cell>
          <table:table-cell table:style-name="Tabelle2.A1" office:value-type="string">
            <text:p text:style-name="P7">&lt;5000</text:p>
          </table:table-cell>
          <table:table-cell table:style-name="Tabelle2.A1" office:value-type="string">
            <text:p text:style-name="P7">2–4</text:p>
          </table:table-cell>
          <table:table-cell table:style-name="Tabelle2.A1" office:value-type="string">
            <text:p text:style-name="P7">200–800</text:p>
          </table:table-cell>
        </table:table-row>
        <table:table-row table:style-name="Tabelle2.4">
          <table:table-cell table:style-name="Tabelle2.A1" office:value-type="string">
            <text:p text:style-name="P6"><text:span text:style-name="T12">Fruitbody Development</text:span></text:p>
          </table:table-cell>
          <table:table-cell table:style-name="Tabelle2.B4" office:value-type="date" office:date-value="2022-10-05">
            <text:p text:style-name="P6"><text:span text:style-name="T10">05.10.22</text:span></text:p>
          </table:table-cell>
          <table:table-cell table:style-name="Tabelle2.A1" office:value-type="string">
            <text:p text:style-name="P6"><text:span text:style-name="T10">85–95</text:span></text:p>
          </table:table-cell>
          <table:table-cell table:style-name="Tabelle2.A1" office:value-type="string">
            <text:p text:style-name="P6"><text:span text:style-name="T10">10–20</text:span></text:p>
          </table:table-cell>
          <table:table-cell table:style-name="Tabelle2.A1" office:value-type="string">
            <text:p text:style-name="P7">&lt;5000</text:p>
          </table:table-cell>
          <table:table-cell table:style-name="Tabelle2.A1" office:value-type="string">
            <text:p text:style-name="P7">2–4</text:p>
          </table:table-cell>
          <table:table-cell table:style-name="Tabelle2.A1" office:value-type="string">
            <text:p text:style-name="P7">200–800</text:p>
          </table:table-cell>
        </table:table-row>
      </table:table>
      <text:p text:style-name="P5">One crop indoors-spawn can be placed outdoors for creating natural patches</text:p>
      <text:p text:style-name="P5"/>
      <text:p text:style-name="P5"/>
      <text:p text:style-name="Standard"><text:span text:style-name="T11">Substrates: <text:s text:c="2"/></text:span><text:span text:style-name="T4">Rye grain for the first two generations. I prefer using soaked annual rye grass seed for the third or final generation, buffered with 5% calcium sulfate (by dry weight). Mix the rye grass seed and calcium sulfate together in dry form, submerge in water at 2 times its makeup volume, and allow it to sit overnight. Add 5 pounds of moist hardwood sawdust into polypropylene bags. Place 1 cup (.24 liters) of moistened rye grass seed as an even layer to the top surface of each sawdust-filled bag. Fold bags closed and sterilize for 2 to 3 hours at 15 psi. Inoculate the top layer with rye grain or liquid </text:span><text:bookmark text:name="page430"/><text:span text:style-name="T4">spawn. </text:span><text:span text:style-name="Emphasis"><text:span text:style-name="T4">Do not through-mix.</text:span></text:span><text:span text:style-name="T4"> Incubate in low light and/or darkness for 2 weeks.</text:span></text:p>
      <text:p text:style-name="Text_20_body"><text:span text:style-name="Strong_20_Emphasis">Substrates for Fruiting:</text:span> When fully colonized and resplendent with sclerotia, take the above and invert the bags so that the seed layer is on the bottom. Place 4–6 inches of a moist layer of peat moss that has been buffered with 10% calcium sulfate (by volume) over the morel seed/sawdust spawn. This concoction can be placed outside to benefit from natural spring initiation strategies or used in the attempt to grow Morels indoors. Note that separation of the seed from the substrate is not critical. The 10- to 12-inch depth from the bottom seed layer to the top surface of the buffered peat moss is sufficient to encourage Black Morel fruitbody formation. A fine layer (1-inch) of moistened vermiculite aids aeration. Since the physical separation of the nutritional seed layer from the nutritionally poor peat moss is not necessary, this technique is uniquely different from those which have been patented by Ower et al. The pH optimum for fruiting falls between 6.5 and 8.0. Tray of sufficient depth (10–12 inches) to accommodate the above with holes for drainage.</text:p>
      <text:p text:style-name="Text_20_body"><text:bookmark text:name="ind1153a"/><text:span text:style-name="Strong_20_Emphasis">Yield Potentials:</text:span> Estimating from the photographs of the indoor method used by Morel Mountain, yields appear to be in the 1-pound-per-square-foot range. Since Morels are hollow, the number of mushrooms per square foot weighs less than the same number of similarly sized solid mushrooms, for instance, Shiitake.</text:p>
      <text:p text:style-name="Text_20_body"><text:soft-page-break/></text:p>
      <text:p text:style-name="Standard"><text:span text:style-name="T4"/></text:p>
      <text:p text:style-name="P4"/>
      <text:p text:style-name="Standard"><text:span text:style-name="T13">Recommended Containers for fruiting: </text:span><text:span text:style-name="T2">Strohballen, Pilzbeet, Fertigkultur im Gewächshaus</text:span></text:p>
      <text:p text:style-name="Standard"><text:span text:style-name="T11">Biological efficiencies:</text:span><text:span text:style-name="T10"> </text:span></text:p>
      <text:p text:style-name="P4"/>
      <text:p text:style-name="Standard"><text:span text:style-name="T12">Consuming:</text:span></text:p>
      <text:p text:style-name="Standard"><text:span text:style-name="T10">Nutritional content of 100g:<text:line-break/>20% protein (N × 4.38), 4.8% fat, 8.7% fiber, 64.4% carbohydrates.<text:line-break/></text:span></text:p>
      <text:p text:style-name="Standard"><text:span text:style-name="T9">Medicinical Properties:</text:span></text:p>
      <text:p text:style-name="P3"/>
      <text:p text:style-name="Standard"><text:span text:style-name="T10">Wiki-Link: </text:span><text:a xlink:type="simple" xlink:href="https://en.wikipedia.org/wiki/Morchella_angusticeps" text:style-name="Internet_20_link" text:visited-style-name="Visited_20_Internet_20_Link">https://en.wikipedia.org/wiki/Morchella_angusticeps</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TML_20_Preformatted" style:display-name="HTML Preformatted" style:family="paragraph" style:parent-style-name="Standard" style:default-outline-level="" style:list-style-name="">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language-asian="de" style:country-asian="DE" style:font-name-complex="Courier New1" style:font-size-complex="10pt"/>
    </style:style>
    <style:style style:name="Default_20_Paragraph_20_Font" style:display-name="Default Paragraph Font" style:family="text"/>
    <style:style style:name="HTML_20_Vorformatiert_20_Zchn" style:display-name="HTML Vorformatiert Zchn" style:family="text" style:parent-style-name="Default_20_Paragraph_20_Font">
      <style:text-properties style:font-name="Courier New" fo:font-size="10pt" style:font-name-asian="Times New Roman" style:font-size-asian="10pt" style:language-asian="de" style:country-asian="DE" style:font-name-complex="Courier New1" style:font-size-complex="10pt"/>
    </style:style>
    <style:style style:name="y2iqfc" style:family="text" style:parent-style-name="Default_20_Paragraph_20_Fon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rius Lukeit</meta:initial-creator>
    <dc:creator>Darius </dc:creator>
    <meta:editing-cycles>8</meta:editing-cycles>
    <meta:creation-date>2021-05-25T10:29:00</meta:creation-date>
    <dc:date>2022-03-10T15:18:20.98</dc:date>
    <meta:editing-duration>PT6M18S</meta:editing-duration>
    <meta:generator>OpenOffice/4.1.11$Win32 OpenOffice.org_project/4111m1$Build-9808</meta:generator>
    <meta:document-statistic meta:table-count="2" meta:image-count="0" meta:object-count="0" meta:page-count="4" meta:paragraph-count="75" meta:word-count="906" meta:character-count="575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